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Utils.isFormField( Htt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Utils.concat( byte [ ] ... byteArray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Utils.deleteFile( Path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Utils.charset( Htt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Utils.boundary( HttpMessage message , Charset headersChar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partUtils.closeChannel( Channel chan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